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1ce5" officeooo:paragraph-rsid="000a1ce5"/>
    </style:style>
    <style:style style:name="P2" style:family="paragraph" style:parent-style-name="Standard">
      <style:text-properties officeooo:rsid="000a1ce5" officeooo:paragraph-rsid="000a1ce5"/>
    </style:style>
    <style:style style:name="P3" style:family="paragraph" style:parent-style-name="Standard">
      <style:text-properties officeooo:rsid="000b5579" officeooo:paragraph-rsid="000b5579"/>
    </style:style>
    <style:style style:name="P4" style:family="paragraph" style:parent-style-name="Standard">
      <style:text-properties officeooo:rsid="000ef1c3" officeooo:paragraph-rsid="000ef1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tt göra </text:p>
      <text:p text:style-name="P1">Hur ser bilden ut?</text:p>
      <text:p text:style-name="P1"/>
      <text:p text:style-name="P1">Gui tycka på varje nod. Ladda in ny matris. X till allt. Ny lösning.</text:p>
      <text:p text:style-name="P1"/>
      <text:p text:style-name="P1">Underliggande karta, samordna med hampus. </text:p>
      <text:p text:style-name="P1"/>
      <text:p text:style-name="P1">Zooma/navigera I kartan. Rörigt. </text:p>
      <text:p text:style-name="P1"/>
      <text:p text:style-name="P1">Namn, lookuptabell. Query till googlemaps. Data själv. Matris osm. Kolla annars om deet finns på annat ställe eller för hand. </text:p>
      <text:p text:style-name="P1"/>
      <text:p text:style-name="P1">Fönster, vad går att göra? Högerklick? </text:p>
      <text:p text:style-name="P1"/>
      <text:p text:style-name="P1">Mina koordinater (tillagda/borttagna) </text:p>
      <text:p text:style-name="P1"/>
      <text:p text:style-name="P3">Pris</text:p>
      <text:p text:style-name="P3"/>
      <text:p text:style-name="P3">Tid</text:p>
      <text:p text:style-name="P3"/>
      <text:p text:style-name="P3">Vinter</text:p>
      <text:p text:style-name="P3"/>
      <text:p text:style-name="P3">Loadingbar</text:p>
      <text:p text:style-name="P3"/>
      <text:p text:style-name="P3">System så att man kan välja till typ avancerade settings.</text:p>
      <text:p text:style-name="P3"/>
      <text:p text:style-name="P4">Vid tryck, först kort info. Toggle off/on.</text:p>
      <text:p text:style-name="P4"/>
      <text:p text:style-name="P1"/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0T10:25:00.047531970</meta:creation-date>
    <dc:date>2014-10-10T11:31:42.015610467</dc:date>
    <meta:editing-duration>PT46M31S</meta:editing-duration>
    <meta:editing-cycles>3</meta:editing-cycles>
    <meta:generator>LibreOffice/4.2.6.3$Linux_X86_64 LibreOffice_project/420m0$Build-3</meta:generator>
    <meta:document-statistic meta:table-count="0" meta:image-count="0" meta:object-count="0" meta:page-count="1" meta:paragraph-count="15" meta:word-count="79" meta:character-count="496" meta:non-whitespace-character-count="424"/>
  </office:meta>
</office:document-meta>
</file>